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家賃</text:p>
          </table:table-cell>
          <table:table-cell office:value-type="float" office:value="65630" calcext:value-type="float">
            <text:p>656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スマホ</text:p>
          </table:table-cell>
          <table:table-cell office:value-type="float" office:value="54803" calcext:value-type="float">
            <text:p>548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電気</text:p>
          </table:table-cell>
          <table:table-cell office:value-type="float" office:value="10040" calcext:value-type="float">
            <text:p>100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ケーブルテレビ</text:p>
          </table:table-cell>
          <table:table-cell office:value-type="float" office:value="2728" calcext:value-type="float">
            <text:p>2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代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230000-[.B8]" office:value-type="float" office:value="51799" calcext:value-type="float">
            <text:p>51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代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車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合計</text:p>
          </table:table-cell>
          <table:table-cell table:formula="of:=SUM([.B1:.B7])" office:value-type="float" office:value="178201" calcext:value-type="float">
            <text:p>178201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11"/>
          <table:table-cell table:style-name="ce1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20:07:50.670000000</meta:creation-date>
    <meta:generator>LibreOffice/24.8.0.3$Windows_X86_64 LibreOffice_project/0bdf1299c94fe897b119f97f3c613e9dca6be583</meta:generator>
    <dc:date>2024-12-12T20:35:13.297000000</dc:date>
    <meta:editing-duration>PT27M11S</meta:editing-duration>
    <meta:editing-cycles>23</meta:editing-cycles>
    <meta:document-statistic meta:table-count="1" meta:cell-count="17" meta:object-count="0"/>
  </office:meta>
</office:document-meta>
</file>